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>
      <style:table-properties style:width="17cm" style:rel-width="100%" table:align="left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132cm" fo:border="none"/>
    </style:style>
    <style:style style:name="Tabela2" style:family="table">
      <style:table-properties style:width="16.736cm" style:rel-width="100%" table:align="left"/>
    </style:style>
    <style:style style:name="Tabela2.A" style:family="table-column">
      <style:table-column-properties style:column-width="16.736cm" style:rel-column-width="65535*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16.736cm" style:rel-width="100%" table:align="left"/>
    </style:style>
    <style:style style:name="Tabela3.A" style:family="table-column">
      <style:table-column-properties style:column-width="16.736cm" style:rel-column-width="65535*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6.736cm" style:rel-width="100%" table:align="left"/>
    </style:style>
    <style:style style:name="Tabela4.A" style:family="table-column">
      <style:table-column-properties style:column-width="16.736cm" style:rel-column-width="65535*"/>
    </style:style>
    <style:style style:name="Tabela4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officeooo:paragraph-rsid="00087fbf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3cm" style:auto-text-indent="false"/>
      <style:text-properties style:font-name="Times New Roman" officeooo:paragraph-rsid="00087fbf"/>
    </style:style>
    <style:style style:name="P4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5" style:family="paragraph" style:parent-style-name="Standard">
      <style:paragraph-properties fo:margin-left="0cm" fo:margin-right="0.097cm" fo:margin-top="0.071cm" fo:margin-bottom="0.071cm" loext:contextual-spacing="false" fo:line-height="100%" fo:text-align="justify" style:justify-single-word="false" fo:text-indent="2cm" style:auto-text-indent="false"/>
    </style:style>
    <style:style style:name="P6" style:family="paragraph" style:parent-style-name="Standard">
      <style:paragraph-properties fo:margin-left="0cm" fo:margin-right="0.097cm" fo:margin-top="0.071cm" fo:margin-bottom="0.071cm" loext:contextual-spacing="false" fo:line-height="100%" fo:text-align="justify" style:justify-single-word="false" fo:text-indent="2cm" style:auto-text-indent="false">
        <style:tab-stops>
          <style:tab-stop style:position="2.499cm"/>
        </style:tab-stops>
      </style:paragraph-properties>
    </style:style>
    <style:style style:name="P7" style:family="paragraph" style:parent-style-name="Standard">
      <style:paragraph-properties fo:margin-left="0cm" fo:margin-right="0.097cm" fo:margin-top="0.071cm" fo:margin-bottom="0.071cm" loext:contextual-spacing="false" fo:line-height="100%" fo:text-align="justify" style:justify-single-word="false" fo:text-indent="2cm" style:auto-text-indent="false">
        <style:tab-stops>
          <style:tab-stop style:position="2.99cm"/>
          <style:tab-stop style:position="3.069cm"/>
          <style:tab-stop style:position="3.344cm"/>
          <style:tab-stop style:position="4.614cm"/>
          <style:tab-stop style:position="5.884cm"/>
          <style:tab-stop style:position="7.154cm"/>
          <style:tab-stop style:position="8.424cm"/>
          <style:tab-stop style:position="9.694cm"/>
        </style:tab-stops>
      </style:paragraph-properties>
    </style:style>
    <style:style style:name="P8" style:family="paragraph" style:parent-style-name="Standard">
      <style:paragraph-properties fo:margin-left="0cm" fo:margin-right="0.097cm" fo:margin-top="0.071cm" fo:margin-bottom="0.071cm" loext:contextual-spacing="false" fo:line-height="100%" fo:text-align="justify" style:justify-single-word="false" fo:text-indent="2cm" style:auto-text-indent="false">
        <style:tab-stops>
          <style:tab-stop style:position="0.778cm"/>
          <style:tab-stop style:position="2.048cm"/>
          <style:tab-stop style:position="3.318cm"/>
          <style:tab-stop style:position="4.588cm"/>
          <style:tab-stop style:position="5.858cm"/>
          <style:tab-stop style:position="7.128cm"/>
          <style:tab-stop style:position="8.398cm"/>
          <style:tab-stop style:position="9.668cm"/>
        </style:tab-stops>
      </style:paragraph-properties>
    </style:style>
    <style:style style:name="P9" style:family="paragraph" style:parent-style-name="Standard">
      <style:paragraph-properties fo:margin-left="0cm" fo:margin-right="0.097cm" fo:margin-top="0.071cm" fo:margin-bottom="0.071cm" loext:contextual-spacing="false" fo:line-height="100%" fo:text-align="justify" style:justify-single-word="false" fo:text-indent="2cm" style:auto-text-indent="false">
        <style:tab-stops>
          <style:tab-stop style:position="0.857cm"/>
          <style:tab-stop style:position="2.127cm"/>
          <style:tab-stop style:position="3.397cm"/>
          <style:tab-stop style:position="4.667cm"/>
          <style:tab-stop style:position="5.937cm"/>
          <style:tab-stop style:position="7.207cm"/>
          <style:tab-stop style:position="8.477cm"/>
          <style:tab-stop style:position="9.747cm"/>
        </style:tab-stops>
      </style:paragraph-properties>
    </style:style>
    <style:style style:name="P10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1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text-indent="4.001cm" style:auto-text-indent="false"/>
      <style:text-properties style:font-name="Times New Roman1" fo:font-size="12.5pt" style:font-size-asian="12.5pt"/>
    </style:style>
    <style:style style:name="T1" style:family="text">
      <style:text-properties style:font-name="serif" fo:font-size="11.25pt"/>
    </style:style>
    <style:style style:name="T2" style:family="text">
      <style:text-properties style:font-name="Times New Roman1" fo:font-size="11.5pt" style:font-size-asian="11.5pt"/>
    </style:style>
    <style:style style:name="T3" style:family="text">
      <style:text-properties style:font-name="Times New Roman1" fo:font-size="12.5pt" style:font-size-asian="12.5pt"/>
    </style:style>
    <style:style style:name="T4" style:family="text">
      <style:text-properties fo:color="#000000" style:font-name="Times New Roman1" fo:font-size="11.5pt" style:font-size-asian="11.5pt"/>
    </style:style>
    <style:style style:name="T5" style:family="text">
      <style:text-properties fo:color="#000000" style:font-name="Times New Roman1" fo:font-size="11.5pt" fo:font-style="italic" style:font-size-asian="11.5pt" style:font-style-asian="italic"/>
    </style:style>
    <style:style style:name="T6" style:family="text">
      <style:text-properties fo:color="#000000" style:font-name="Times New Roman1" fo:font-size="11.5pt" fo:font-style="normal" style:font-size-asian="11.5pt" style:font-style-asian="normal"/>
    </style:style>
    <style:style style:name="T7" style:family="text">
      <style:text-properties fo:color="#000000" style:font-name="Times New Roman1" fo:font-size="11.5pt" fo:font-style="normal" fo:font-weight="bold" style:font-size-asian="11.5pt" style:font-style-asian="normal" style:font-weight-asian="bold"/>
    </style:style>
    <style:style style:name="T8" style:family="text">
      <style:text-properties fo:color="#000000" style:font-name="Times New Roman1" fo:font-size="11.5pt" fo:font-style="normal" fo:font-weight="normal" style:font-size-asian="11.5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a1" table:style-name="Tabela1">
        <table:table-column table:style-name="Tabela1.A"/>
        <table:table-row>
          <table:table-cell table:style-name="Tabela1.A1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able:table table:name="Tabela3" table:style-name="Tabela3">
                    <table:table-column table:style-name="Tabela3.A"/>
                    <table:table-row>
                      <table:table-cell table:style-name="Tabela3.A1" office:value-type="string">
                        <text:p text:style-name="P4"><text:bookmark text:name="todasMov"/></text:p>
                        <table:table table:name="Tabela4" table:style-name="Tabela4">
                          <table:table-column table:style-name="Tabela4.A"/>
                          <table:table-row>
                            <table:table-cell table:style-name="Tabela4.A1" office:value-type="string">
                              <text:p text:style-name="P2"/>
                            </table:table-cell>
                          </table:table-row>
                        </table:table>
                        <text:p text:style-name="P1"/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P3"><text:span text:style-name="T2">Vistos etc.</text:span></text:p>
      <text:p text:style-name="P6"><text:span text:style-name="T2"><text:database-display text:table-name="" text:table-type="table" text:column-name="Nome da Parte Passiva Selecionada#Retorna o nome e complemento da(s) parte(s) passiva(s) selecionada(s)6@PAPT">WEBERTON DE SOUZA XAVIER</text:database-display></text:span><text:span text:style-name="T4">, requereu, através de advogado, que a punibilidade de dois anos de reclusão pelo crime de porte ilegal de arma de fogo de suo permitido, fosse declarada prescrita, alegando que entre a data do recebimento da denúncia e a publicação da sentença condenatória passaram-se mais de dois anos (fls. 93/94), com o que concordou o Ministério Público (fl. 98). </text:span></text:p>
      <text:p text:style-name="P6"><text:span text:style-name="T4">Às fls. 101/205 acostou-se sindicância para apurar suposta falta grave.</text:span></text:p>
      <text:p text:style-name="P6"><text:span text:style-name="T4">A defesa, por sua vez, requereu a nulidade do processo administrativo, já que a sindicância foi realizada sem a presença de defensor (fls. 106/107).</text:span></text:p>
      <text:p text:style-name="P7"><text:span text:style-name="T4">É o relatório.</text:span></text:p>
      <text:p text:style-name="P8"><text:span text:style-name="T4">Prescrição é a perda do poder-dever de punir do Estado pelo não exercício da pretensão punitiva ou executória durante certo lapso de tempo. <text:s/>A primeira, que ocorre antes de transitar em julgado a sentença final, está regulada pelo art. 109 do Código Penal, enquanto a outra, que tem seu prazo em curso após o trânsito em julgado da sentença condenatória, tem disciplina no art. 110 do mesmo estatuto.</text:span></text:p>
      <text:p text:style-name="P8"><text:span text:style-name="T5">In casu</text:span><text:span text:style-name="T6">, o prazo prescricional aplicável à espécie, considerando a pena aplicada, é de quatro anos, nos termos do art. 109, V, do mesmo diploma legal. Todavia, sendo ao tempo do crime o apenado menor de vinte e um anos de idade, de acordo com o art. 115 do Código Penal serão reduzidos pela metade os prazos de prescrição, logo, aqui o prazo prescricional aplicável é de dois anos.</text:span></text:p>
      <text:p text:style-name="P8"><text:span text:style-name="T4">Assim sendo, verifico que entre a data do recebimento da denúncia (21/01/2011) e a prolação da sentença condenatória (02/05/2013) decorreram mais de dois anos, estando consumada a extinção da punibilidade, pela prescrição da pretensão punitiva estatal.</text:span></text:p>
      <text:p text:style-name="P5"><text:span text:style-name="T5">Isto posto</text:span><text:span text:style-name="T6">, </text:span><text:span text:style-name="T7">declaro</text:span><text:span text:style-name="T8"> a extinção da punibilidade de dois anos de reclusão pelo crime de porte ilegal de arma de fogo, pela prescrição da pretensão punitiva do Estado, o que faço com arrimo no art. 107, IV, c/c os arts. 109, V, todos do Código Penal e art. 61, do Código Processo Penal, bem como </text:span><text:span text:style-name="T7">mando</text:span><text:span text:style-name="T8"> desentranhar a execução nº 0102228-18.2015.8.20.0124, ora em apenso, desapensar as folhas nº 100/107 e acostar no precitado processo executório.</text:span></text:p>
      <text:p text:style-name="P9"><text:span text:style-name="T4">P.R.I. Comunique-se à Sétima Vara Criminal e arquivem-se estes autos após o trânsito em julgado, dando-se "baixa" no SAJ. Deixo de mandar expedir alvará de soltura em razão de ordem de prisão decretada em desfavor do apenado pelo Juízo da Primeira Vara Criminal de Parnamirim <text:s/>na execução penal nº 0102451-34.2016.8.20.0124.</text:span></text:p>
      <text:p text:style-name="P9"><text:span text:style-name="T4">Após cumpridas todas as determinações, certifique-se naquela execução onde está recolhido o apenado e expeça-se, nela, guia de execução penal atualizada.</text:span></text:p>
      <text:p text:style-name="P10"><text:span text:style-name="T3">Natal, </text:span><text:span text:style-name="T3"><text:database-display text:table-name="" text:table-type="table" text:column-name="Data do Sistema por Extenso#Retorna a data corrente do sistema por extenso160@SIST">08 de agosto de 2016</text:database-display></text:span></text:p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mes_20_new_20_Roman" style:display-name="times new Roman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6.001cm" style:auto-text-indent="false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LT_20__2b__20_1_20_-_20_Cabeçalho" style:display-name="ALT + 1 - Cabeçalh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fo:text-transform="uppercase"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LT_20__2b__20_2_20_-_20_Identificação_20_do_20_Processo" style:display-name="ALT + 2 - Identificação do Process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0pt" style:font-name-asian="Palatino Linotype" style:font-family-asian="'Palatino Linotype'" style:font-family-generic-asian="system" style:font-pitch-asian="variable" style:font-size-asian="10pt" style:font-name-complex="Wingdings" style:font-family-complex="Wingdings" style:font-family-generic-complex="system" style:font-pitch-complex="variable" style:font-size-complex="12pt"/>
    </style:style>
    <style:style style:name="ALT_20__2b__20_3_20_-_20_Tipo_20_do_20_Ato" style:display-name="ALT + 3 - Tipo do Ato" style:family="paragraph" style:default-outline-level="">
      <style:paragraph-properties fo:margin-top="1.058cm" fo:margin-bottom="1.058cm" loext:contextual-spacing="false" fo:text-align="center" style:justify-single-word="false" fo:orphans="2" fo:widows="2" style:writing-mode="lr-tb"/>
      <style:text-properties fo:text-transform="uppercase" style:font-name="Times New Roman1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Wingdings" style:font-family-complex="Wingdings" style:font-family-generic-complex="system" style:font-pitch-complex="variable" style:font-size-complex="12pt"/>
    </style:style>
    <style:style style:name="ALT_20__2b__20_4_20_-_20_Partes_20_do_20_Ato" style:display-name="ALT + 4 - Partes do Ato" style:family="paragraph" style:default-outline-level="">
      <style:paragraph-properties fo:margin-left="0.63cm" fo:margin-right="0cm" fo:margin-top="0.423cm" fo:margin-bottom="0.423cm" loext:contextual-spacing="false" fo:text-align="start" style:justify-single-word="false" fo:orphans="2" fo:widows="2" fo:text-indent="-0.63cm" style:auto-text-indent="false" style:writing-mode="lr-tb"/>
      <style:text-properties fo:text-transform="uppercase" style:font-name="Times New Roman1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Wingdings" style:font-family-complex="Wingdings" style:font-family-generic-complex="system" style:font-pitch-complex="variable" style:font-size-complex="12pt"/>
    </style:style>
    <style:style style:name="ALT_20__2b__20_5_20_-_20_Parágrafo_20_Padrão" style:display-name="ALT + 5 - Parágrafo Padrão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2cm" style:auto-text-indent="false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LT_20__2b__20_6_20_-_20_Citação" style:display-name="ALT + 6 - Citação" style:family="paragraph" style:default-outline-level="">
      <style:paragraph-properties fo:margin-left="2cm" fo:margin-right="0cm" fo:margin-top="0.212cm" fo:margin-bottom="0.212cm" loext:contextual-spacing="false" fo:text-align="justify" style:justify-single-word="false" fo:orphans="2" fo:widows="2" fo:text-indent="0cm" style:auto-text-indent="false" style:writing-mode="lr-tb"/>
      <style:text-properties style:font-name="Times New Roman1" fo:font-family="'Times New Roman'" style:font-family-generic="roman" style:font-pitch="variable" fo:font-size="11pt" style:font-name-asian="Palatino Linotype" style:font-family-asian="'Palatino Linotype'" style:font-family-generic-asian="system" style:font-pitch-asian="variable" style:font-size-asian="11pt" style:font-name-complex="Wingdings" style:font-family-complex="Wingdings" style:font-family-generic-complex="system" style:font-pitch-complex="variable" style:font-size-complex="12pt"/>
    </style:style>
    <style:style style:name="ALT_20__2b__20_7_20_-_20_Local_20_e_20_Data" style:display-name="ALT + 7 - Local e Data" style:family="paragraph" style:default-outline-level="">
      <style:paragraph-properties fo:margin-top="1.058cm" fo:margin-bottom="1.411cm" loext:contextual-spacing="false" fo:text-align="center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LT_20__2b__20_8_20_-_20_Nome_20_e_20_Cargo" style:display-name="ALT + 8 - Nome e Carg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Times New Roman1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Wingdings" style:font-family-complex="Wingdings" style:font-family-generic-complex="system" style:font-pitch-complex="variable" style:font-size-complex="12pt"/>
    </style:style>
    <style:style style:name="ALT_20__2b__20_9_20_-_20_Ementa" style:display-name="ALT + 9 - Ementa" style:family="paragraph" style:default-outline-level="">
      <style:paragraph-properties fo:margin-left="6.001cm" fo:margin-right="0cm" fo:margin-top="0cm" fo:margin-bottom="0.423cm" loext:contextual-spacing="false" fo:text-align="justify" style:justify-single-word="false" fo:orphans="2" fo:widows="2" fo:text-indent="0cm" style:auto-text-indent="false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LT_20__2b__20_0_20_-_20_Padrão_20_sem_20_Recuo" style:display-name="ALT + 0 - Padrão sem Recuo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ROSIVALDO_20_2" style:display-name="ROSIVALDO 2" style:family="paragraph" style:default-outline-level="">
      <style:paragraph-properties fo:margin-left="0cm" fo:margin-right="0cm" fo:margin-top="0.106cm" fo:margin-bottom="0.106cm" loext:contextual-spacing="false" fo:line-height="150%" fo:text-align="justify" style:justify-single-word="false" fo:orphans="2" fo:widows="2" fo:text-indent="3cm" style:auto-text-indent="false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urdiência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termo_20_de_20_audiência" style:display-name="termo de audiência" style:family="paragraph" style:default-outline-level="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Ementa" style:family="paragraph" style:default-outline-level="">
      <style:paragraph-properties fo:margin-left="7.001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Estilo_20_Parágrafo_20_SAJ5" style:display-name="Estilo Parágrafo SAJ5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2cm" style:auto-text-indent="false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Estilo_20_Citação_20_SAJ5" style:display-name="Estilo Citação SAJ5" style:family="paragraph" style:default-outline-level="">
      <style:paragraph-properties fo:margin-left="2cm" fo:margin-right="0cm" fo:margin-top="0.212cm" fo:margin-bottom="0.212cm" loext:contextual-spacing="false" fo:text-align="justify" style:justify-single-word="false" fo:orphans="2" fo:widows="2" fo:text-indent="0cm" style:auto-text-indent="false" style:writing-mode="lr-tb"/>
      <style:text-properties style:font-name="Times New Roman1" fo:font-family="'Times New Roman'" style:font-family-generic="roman" style:font-pitch="variable" fo:font-size="11pt" style:font-name-asian="Palatino Linotype" style:font-family-asian="'Palatino Linotype'" style:font-family-generic-asian="system" style:font-pitch-asian="variable" style:font-size-asian="11pt" style:font-name-complex="Wingdings" style:font-family-complex="Wingdings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/>
      <style:text-properties fo:color="#000000" style:font-name="Times New Roman1" fo:font-family="'Times New Roman'" style:font-family-generic="roman" style:font-pitch="variable" fo:font-size="12pt" fo:font-style="italic" style:font-size-asian="12pt" style:font-style-asian="italic"/>
    </style:style>
    <style:style style:name="Recuo_20_de_20_corpo_20_de_20_texto_20_3" style:display-name="Recuo de corpo de texto 3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family="'Times New Roman'" style:font-family-generic="roman" style:font-pitch="variable" fo:font-size="11pt" style:text-underline-style="solid" style:text-underline-width="auto" style:text-underline-color="font-color" fo:font-weight="bold" style:font-size-asian="11pt" style:font-weight-asian="bold"/>
    </style:style>
    <style:style style:name="Pré-formatação_20_HTML" style:display-name="Pré-formatação HTML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Verdana" fo:font-family="Verdana" style:font-family-generic="roman" style:font-pitch="variable" fo:font-size="12pt" style:font-size-asian="12pt"/>
    </style:style>
    <style:style style:name="Recuo_20_de_20_corpo_20_de_20_texto_20_2" style:display-name="Recuo de corpo de texto 2" style:family="paragraph" style:default-outline-level="">
      <style:paragraph-properties fo:margin-left="6.35cm" fo:margin-right="0cm" fo:margin-top="0cm" fo:margin-bottom="0cm" loext:contextual-spacing="false" fo:text-align="justify" style:justify-single-word="false" fo:orphans="2" fo:widows="2" fo:text-indent="-2.223cm" style:auto-text-indent="false" style:writing-mode="lr-tb"/>
      <style:text-properties style:font-name="Times New Roman1" fo:font-family="'Times New Roman'" style:font-family-generic="roman" style:font-pitch="variable" fo:font-size="14pt" style:font-name-asian="Palatino Linotype" style:font-family-asian="'Palatino Linotype'" style:font-family-generic-asian="system" style:font-pitch-asian="variable" style:font-size-asian="14pt" style:font-name-complex="Wingdings" style:font-family-complex="Wingdings" style:font-family-generic-complex="system" style:font-pitch-complex="variable" style:font-size-complex="12pt"/>
    </style:style>
    <style:style style:name="Definition_20_Term" style:display-name="Definition Term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12pt" style:font-size-asian="12pt"/>
    </style:style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/>
    </style:style>
    <style:style style:name="Definition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Wingdings" style:font-family-complex="Wingdings" style:font-family-generic-complex="system" style:font-pitch-complex="variable" style:font-size-complex="12pt"/>
    </style:style>
    <style:style style:name="H1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24pt" fo:font-weight="bold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12pt" fo:font-style="italic" style:font-size-asian="12pt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2pt" style:font-size-asian="12pt"/>
    </style:style>
    <style:style style:name="CIT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Wingdings" style:font-family-complex="Wingdings" style:font-family-generic-complex="system" style:font-pitch-complex="variable" style:font-size-complex="12pt"/>
    </style:style>
    <style:style style:name="COD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Palatino Linotype" style:font-family-asian="'Palatino Linotype'" style:font-family-generic-asian="system" style:font-pitch-asian="variable" style:font-size-asian="10pt" style:font-name-complex="Wingdings" style:font-family-complex="Wingdings" style:font-family-generic-complex="system" style:font-pitch-complex="variable" style:font-size-complex="12pt"/>
    </style:style>
    <style:style style:name="Emphasis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Wingdings" style:font-family-complex="Wingdings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ff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FollowedHyperlink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800080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Keyboard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font-weight="bold" style:font-name-asian="Palatino Linotype" style:font-family-asian="'Palatino Linotype'" style:font-family-generic-asian="system" style:font-pitch-asian="variable" style:font-size-asian="10pt" style:font-weight-asian="bold" style:font-name-complex="Wingdings" style:font-family-complex="Wingdings" style:font-family-generic-complex="system" style:font-pitch-complex="variable" style:font-size-complex="12pt"/>
    </style:style>
    <style:style style:name="Preformatted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Palatino Linotype" style:font-family-asian="'Palatino Linotype'" style:font-family-generic-asian="system" style:font-pitch-asian="variable" style:font-size-asian="8pt" style:font-name-complex="Wingdings" style:font-family-complex="Wingdings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Palatino Linotype" style:font-family-asian="'Palatino Linotype'" style:font-family-generic-asian="system" style:font-pitch-asian="variable" style:font-size-asian="8pt" style:font-name-complex="Wingdings" style:font-family-complex="Wingdings" style:font-family-generic-complex="system" style:font-pitch-complex="variable" style:font-size-complex="12pt" text:display="none"/>
    </style:style>
    <style:style style:name="Sampl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Stro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Wingdings" style:font-family-complex="Wingdings" style:font-family-generic-complex="system" style:font-pitch-complex="variable" style:font-size-complex="12pt"/>
    </style:style>
    <style:style style:name="Typewriter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Palatino Linotype" style:font-family-asian="'Palatino Linotype'" style:font-family-generic-asian="system" style:font-pitch-asian="variable" style:font-size-asian="10pt" style:font-name-complex="Wingdings" style:font-family-complex="Wingdings" style:font-family-generic-complex="system" style:font-pitch-complex="variable" style:font-size-complex="12pt"/>
    </style:style>
    <style:style style:name="Variabl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Wingdings" style:font-family-complex="Wingdings" style:font-family-generic-complex="system" style:font-pitch-complex="variable" style:font-size-complex="12pt"/>
    </style:style>
    <style:style style:name="HTML_20_Markup" style:display-name="HTML Markup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ff0000"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 text:display="none"/>
    </style:style>
    <style:style style:name="Commen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 text:display="none"/>
    </style:style>
    <style:style style:name="Body_20_Text_20_2" style:display-name="Body Text 2" style:family="paragraph" style:default-outline-level="">
      <style:paragraph-properties fo:margin-left="10.502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Times New Roman1" fo:font-family="'Times New Roman'" style:font-family-generic="roman" style:font-pitch="variable" fo:font-size="11pt" fo:font-weight="bold" style:font-name-asian="Palatino Linotype" style:font-family-asian="'Palatino Linotype'" style:font-family-generic-asian="system" style:font-pitch-asian="variable" style:font-size-asian="11pt" style:font-weight-asian="bold" style:font-name-complex="Wingdings" style:font-family-complex="Wingdings" style:font-family-generic-complex="system" style:font-pitch-complex="variable" style:font-size-complex="12pt"/>
    </style:style>
    <style:style style:name="Texto_20_em_20_bloco" style:display-name="Texto em bloco" style:family="paragraph" style:parent-style-name="Standard" style:default-outline-level="">
      <style:paragraph-properties fo:margin-left="3.501cm" fo:margin-right="-0.951cm" fo:margin-top="0cm" fo:margin-bottom="0cm" loext:contextual-spacing="false" fo:text-align="justify" style:justify-single-word="false" fo:text-indent="0cm" style:auto-text-indent="false"/>
      <style:text-properties fo:font-size="13pt" style:font-size-asian="13pt"/>
    </style:style>
    <style:style style:name="Texto_20_em_20_bloco1" style:display-name="Texto em bloco1" style:family="paragraph" style:parent-style-name="Standard" style:default-outline-level="">
      <style:paragraph-properties fo:margin-left="8.251cm" fo:margin-right="0.591cm" fo:margin-top="0cm" fo:margin-bottom="0cm" loext:contextual-spacing="false" fo:text-align="justify" style:justify-single-word="false" fo:text-indent="-2.499cm" style:auto-text-indent="false"/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roman" style:font-pitch="variable" fo:font-size="12pt" style:font-size-asian="12pt"/>
    </style:style>
    <style:style style:name="Texto_20_sem_20_Formatação" style:display-name="Texto sem Formatação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Strong_20_Emphasis" style:display-name="Strong Emphasis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Wingdings" style:font-family-complex="Wingdings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parent-style-name="Standard" style:default-outline-level="">
      <style:paragraph-properties fo:margin-left="0.501cm" fo:margin-right="0cm" fo:margin-top="0cm" fo:margin-bottom="0cm" loext:contextual-spacing="false" fo:text-align="justify" style:justify-single-word="false" fo:text-indent="3cm" style:auto-text-indent="false"/>
      <style:text-properties fo:font-size="13pt" style:font-size-asian="13pt"/>
    </style:style>
    <style:style style:name="WW8Num2z0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Wingdings" style:font-family-complex="Wingdings" style:font-family-generic-complex="system" style:font-pitch-complex="variable" style:font-size-complex="12pt"/>
    </style:style>
    <style:style style:name="Padrã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loext:graphic-properties draw:fill="solid" draw:fill-color="#ffffff"/>
      <style:paragraph-properties fo:margin-top="0cm" fo:margin-bottom="0cm" loext:contextual-spacing="false" style:line-height-at-least="0cm" fo:text-align="justify" style:justify-single-word="false" fo:orphans="2" fo:widows="2" fo:background-color="#ffffff" style:writing-mode="lr-tb"/>
      <style:text-properties fo:color="#000000"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 fo:background-color="#000000"/>
    </style:style>
    <style:style style:name="Default_20_Paragraph_20_Font" style:display-name="Default Paragraph Fon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Hiperlink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ff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Wingdings" style:font-family-complex="Wingdings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80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Parágrafo_20_Normal" style:display-name="Parágrafo Normal" style:family="paragraph" style:default-outline-level="">
      <style:paragraph-properties fo:margin-left="0cm" fo:margin-right="0cm" fo:margin-top="0cm" fo:margin-bottom="0.106cm" loext:contextual-spacing="false" fo:line-height="150%" fo:text-align="start" style:justify-single-word="false" fo:orphans="2" fo:widows="2" fo:text-indent="2.501cm" style:auto-text-indent="false" style:writing-mode="lr-tb"/>
      <style:text-properties fo:color="#000000"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Ementa_20_-_20_Título" style:display-name="Ementa - Título" style:family="paragraph" style:default-outline-level="">
      <style:paragraph-properties fo:margin-left="5.001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text-transform="uppercase" fo:color="#000000" style:font-name="Times New Roman1" fo:font-family="'Times New Roman'" style:font-family-generic="roman" style:font-pitch="variable" fo:font-size="11pt" fo:font-weight="bold" style:font-name-asian="Palatino Linotype" style:font-family-asian="'Palatino Linotype'" style:font-family-generic-asian="system" style:font-pitch-asian="variable" style:font-size-asian="11pt" style:font-weight-asian="bold" style:font-name-complex="Wingdings" style:font-family-complex="Wingdings" style:font-family-generic-complex="system" style:font-pitch-complex="variable" style:font-size-complex="12pt"/>
    </style:style>
    <style:style style:name="Citação" style:family="paragraph" style:default-outline-level="">
      <style:paragraph-properties fo:margin-left="5.001cm" fo:margin-right="0cm" fo:margin-top="0cm" fo:margin-bottom="0cm" loext:contextual-spacing="false" fo:line-height="150%" fo:text-align="justify" style:justify-single-word="false" fo:orphans="2" fo:widows="2" fo:text-indent="0cm" style:auto-text-indent="false" style:writing-mode="lr-tb"/>
      <style:text-properties fo:color="#000000" style:font-name="Times New Roman1" fo:font-family="'Times New Roman'" style:font-family-generic="roman" style:font-pitch="variable" fo:font-size="13pt" fo:font-style="italic" style:font-name-asian="Palatino Linotype" style:font-family-asian="'Palatino Linotype'" style:font-family-generic-asian="system" style:font-pitch-asian="variable" style:font-size-asian="13pt" style:font-style-asian="italic" style:font-name-complex="Wingdings" style:font-family-complex="Wingdings" style:font-family-generic-complex="system" style:font-pitch-complex="variable" style:font-size-complex="12pt"/>
    </style:style>
    <style:style style:name="Citação_20_de_20_Citação" style:display-name="Citação de Citação" style:family="paragraph" style:parent-style-name="Citação" style:default-outline-level="">
      <style:paragraph-properties fo:margin-left="7.502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1" fo:font-family="'Times New Roman'" style:font-family-generic="roman" style:font-pitch="variable" fo:font-size="13pt" fo:font-style="italic" style:font-size-asian="13pt" style:font-style-asian="italic"/>
    </style:style>
    <style:style style:name="Ementa_20_-_20_Corpo" style:display-name="Ementa - Corpo" style:family="paragraph" style:parent-style-name="Citação_20_de_20_Citação" style:default-outline-level="">
      <style:paragraph-properties fo:margin-left="5.001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1" fo:font-family="'Times New Roman'" style:font-family-generic="roman" style:font-pitch="variable" fo:font-size="13pt" fo:font-weight="bold" style:font-size-asian="13pt" style:font-weight-asian="bold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Títulos" style:family="paragraph" style:default-outline-level="">
      <style:paragraph-properties fo:margin-left="7.001cm" fo:margin-right="0cm" fo:margin-top="0.635cm" fo:margin-bottom="0.494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1" fo:font-family="'Times New Roman'" style:font-family-generic="roman" style:font-pitch="variable" fo:font-size="13pt" style:text-underline-style="solid" style:text-underline-width="auto" style:text-underline-color="font-color" fo:font-weight="bold" style:font-name-asian="Palatino Linotype" style:font-family-asian="'Palatino Linotype'" style:font-family-generic-asian="system" style:font-pitch-asian="variable" style:font-size-asian="13pt" style:font-weight-asian="bold" style:font-name-complex="Wingdings" style:font-family-complex="Wingdings" style:font-family-generic-complex="system" style:font-pitch-complex="variable" style:font-size-complex="12pt"/>
    </style:style>
    <style:style style:name="Conclusão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5.001cm" style:auto-text-indent="false" style:writing-mode="lr-tb"/>
      <style:text-properties fo:color="#000000" style:font-name="Times New Roman1" fo:font-family="'Times New Roman'" style:font-family-generic="roman" style:font-pitch="variable" fo:font-size="13pt" style:font-name-asian="Palatino Linotype" style:font-family-asian="'Palatino Linotype'" style:font-family-generic-asian="system" style:font-pitch-asian="variable" style:font-size-asian="13pt" style:font-name-complex="Wingdings" style:font-family-complex="Wingdings" style:font-family-generic-complex="system" style:font-pitch-complex="variable" style:font-size-complex="12pt"/>
    </style:style>
    <style:style style:name="Corpo_20_do_20_texto" style:display-name="Corpo do texto" style:family="paragraph" style:default-outline-level="">
      <style:paragraph-properties fo:margin-top="0cm" fo:margin-bottom="0.212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Bullet_20_Symbols" style:display-name="Bullet Symbols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StarSymbol" fo:font-family="StarSymbol" style:font-family-generic="roman" style:font-pitch="variable" fo:font-size="9pt" style:font-name-asian="Palatino Linotype" style:font-family-asian="'Palatino Linotype'" style:font-family-generic-asian="system" style:font-pitch-asian="variable" style:font-size-asian="9pt" style:font-name-complex="Wingdings" style:font-family-complex="Wingdings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§" text:bullet-char="§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9:16:25.444000000</meta:creation-date>
    <dc:title>StarWriter</dc:title>
    <dc:date>2019-10-22T11:50:49.021000000</dc:date>
    <meta:editing-duration>PT2H24M13S</meta:editing-duration>
    <meta:editing-cycles>1</meta:editing-cycles>
    <meta:document-statistic meta:table-count="4" meta:image-count="0" meta:object-count="0" meta:page-count="1" meta:paragraph-count="12" meta:word-count="426" meta:character-count="2601" meta:non-whitespace-character-count="2184"/>
    <meta:generator>LibreOffice/6.0.3.2$Windows_X86_64 LibreOffice_project/8f48d515416608e3a835360314dac7e47fd0b821</meta:generator>
    <meta:user-defined meta:name="cdcategoria">8</meta:user-defined>
    <meta:user-defined meta:name="cddocumento">28930242</meta:user-defined>
    <meta:user-defined meta:name="cdimagem">11</meta:user-defined>
    <meta:user-defined meta:name="cdmodelo">239503</meta:user-defined>
    <meta:user-defined meta:name="cdprocesso" meta:value-type="string">010012YQP0000</meta:user-defined>
    <meta:user-defined meta:name="cdtipoobjeto" meta:value-type="string">-999</meta:user-defined>
    <meta:user-defined meta:name="cdusucriacao" meta:value-type="string">J075198</meta:user-defined>
    <meta:user-defined meta:name="cdusuemedicao" meta:value-type="string">J075198</meta:user-defined>
    <meta:user-defined meta:name="deipemedicao" meta:value-type="string">172.16.10.81</meta:user-defined>
    <meta:user-defined meta:name="dtcriacaodoc" meta:value-type="string">08/08/2016 14:36:51</meta:user-defined>
    <meta:user-defined meta:name="dthrultalteracao" meta:value-type="string">08/08/2016 15:13:28</meta:user-defined>
    <meta:user-defined meta:name="eh_ato" meta:value-type="string">N</meta:user-defined>
    <meta:user-defined meta:name="filaatual" meta:value-type="string">-999</meta:user-defined>
    <meta:user-defined meta:name="filadestino" meta:value-type="string">-999</meta:user-defined>
    <meta:user-defined meta:name="flemitear" meta:value-type="string">N</meta:user-defined>
    <meta:user-defined meta:name="fluxotrabalhopai" meta:value-type="string">-999</meta:user-defined>
    <meta:user-defined meta:name="grupofluxotrabalhopai" meta:value-type="string">-999</meta:user-defined>
    <meta:user-defined meta:name="imprimir_cabecalho" meta:value-type="string">Todas</meta:user-defined>
    <meta:user-defined meta:name="naoquebrarpaginaemtabelas" meta:value-type="string">N</meta:user-defined>
    <meta:user-defined meta:name="nmarquivo" meta:value-type="string">Prescrição da pretensão punitiva [0127137-76.2013.8.20.0001]</meta:user-defined>
    <meta:user-defined meta:name="nmmodelo" meta:value-type="string">Prescrição da pretensão punitiva</meta:user-defined>
    <meta:user-defined meta:name="nucobranca" meta:value-type="string">-999</meta:user-defined>
    <meta:user-defined meta:name="numeroversao" meta:value-type="string">1.5.15-25</meta:user-defined>
    <meta:user-defined meta:name="nuoficio" meta:value-type="string">-999</meta:user-defined>
    <meta:user-defined meta:name="nuprocesso" meta:value-type="string">0127137-76.2013.8.20.0001</meta:user-defined>
    <meta:user-defined meta:name="nuprocessosemformatacao" meta:value-type="string">01271377620138200001</meta:user-defined>
    <meta:user-defined meta:name="nurecurso" meta:value-type="string">0</meta:user-defined>
    <meta:user-defined meta:name="nuseqhist_atual" meta:value-type="string">-999</meta:user-defined>
    <meta:user-defined meta:name="nuseqhist_pai" meta:value-type="string">-999</meta:user-defined>
    <meta:user-defined meta:name="objetopai" meta:value-type="string">010005AOC18V0</meta:user-defined>
    <meta:user-defined meta:name="quantidade_paginas" meta:value-type="string">1</meta:user-defined>
    <meta:user-defined meta:name="sgmodelo" meta:value-type="string">???</meta:user-defined>
    <meta:user-defined meta:name="somenteleitura" meta:value-type="string">N</meta:user-defined>
    <meta:user-defined meta:name="svar_polo_sigilo_externo" meta:value-type="string">-999</meta:user-defined>
    <meta:user-defined meta:name="svar_sigilo" meta:value-type="string">N</meta:user-defined>
    <meta:user-defined meta:name="svar_sigilo_externo" meta:value-type="string">N</meta:user-defined>
    <meta:user-defined meta:name="ultimo_auto_salvamento" meta:value-type="string">08/08/2016 15:13:26</meta:user-defined>
    <meta:user-defined meta:name="ultimo_salvamento" meta:value-type="string">08/08/2016 15:13:26</meta:user-defined>
  </office:meta>
</office:document-meta>
</file>